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P4" style:family="paragraph" style:parent-style-name="Standard">
      <style:text-properties officeooo:rsid="0013c51e" officeooo:paragraph-rsid="0030f853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29b8f0"/>
    </style:style>
    <style:style style:name="T4" style:family="text">
      <style:text-properties officeooo:rsid="002c3c6a"/>
    </style:style>
    <style:style style:name="T5" style:family="text">
      <style:text-properties officeooo:rsid="002f8333"/>
    </style:style>
    <style:style style:name="T6" style:family="text">
      <style:text-properties officeooo:rsid="0030f85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6">Odroid XU3</text:span></text:p>
      <text:p text:style-name="P4"><text:span text:style-name="T2">Teile</text:span>: <text:span text:style-name="T6">Odroid XU3, Netzteil 4A, Gehäuse, 16GB eMMC 5.0 XU3 Linux, <text:s/>16GB eMMC 5.0 XU3 Android</text:span></text:p>
      <text:p text:style-name="P3">ID : IFSR-02-00<text:span text:style-name="T3">24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13S</meta:editing-duration>
    <meta:editing-cycles>32</meta:editing-cycles>
    <meta:generator>LibreOffice/4.3.6.2$Windows_x86 LibreOffice_project/d50a87b2e514536ed401c18000dad4660b6a169e</meta:generator>
    <dc:date>2015-12-31T14:37:33.402000000</dc:date>
    <meta:print-date>2015-12-31T14:35:46.585000000</meta:print-date>
    <meta:document-statistic meta:table-count="0" meta:image-count="0" meta:object-count="1" meta:page-count="1" meta:paragraph-count="3" meta:word-count="22" meta:character-count="135" meta:non-whitespace-character-count="1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